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4.56cm"/>
    </style:style>
    <style:style style:name="co4" style:family="table-column">
      <style:table-column-properties fo:break-before="auto" style:column-width="6.992cm"/>
    </style:style>
    <style:style style:name="co5" style:family="table-column">
      <style:table-column-properties fo:break-before="auto" style:column-width="4.39cm"/>
    </style:style>
    <style:style style:name="co6" style:family="table-column">
      <style:table-column-properties fo:break-before="auto" style:column-width="4.419cm"/>
    </style:style>
    <style:style style:name="co7" style:family="table-column">
      <style:table-column-properties fo:break-before="auto" style:column-width="4.50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06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97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Katalogisering</text:p>
          </table:table-cell>
          <table:table-cell table:style-name="ce1" office:value-type="string">
            <text:p>Saemien/samisk</text:p>
          </table:table-cell>
          <table:table-cell table:style-name="ce1" office:value-type="string">
            <text:p>Daaroen/norsk</text:p>
          </table:table-cell>
          <table:table-cell table:style-name="ce1" office:value-type="string">
            <text:p>Merknad</text:p>
          </table:table-cell>
          <table:table-cell table:style-name="ce1" table:number-columns-repeated="4"/>
          <table:table-cell table:number-columns-repeated="1016"/>
        </table:table-row>
        <table:table-row table:style-name="ro2">
          <table:table-cell/>
          <table:table-cell table:style-name="ce2" office:value-type="string">
            <text:p>Taale, <text:s/>taalh</text:p>
          </table:table-cell>
          <table:table-cell table:style-name="ce2" office:value-type="string">
            <text:p>Tal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usse</text:p>
          </table:table-cell>
          <table:table-cell office:value-type="string">
            <text:p>+ <text:s text:c="2"/>(pluss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ijnuse</text:p>
          </table:table-cell>
          <table:table-cell office:value-type="string">
            <text:p>- <text:s text:c="3"/>(minus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iere-væhta</text:p>
          </table:table-cell>
          <table:table-cell table:formula="of:=(erlik-tegn)" office:value-type="string" office:string-value="Err:508">
            <text:p>Err:50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ellien aejkien</text:p>
          </table:table-cell>
          <table:table-cell office:value-type="string">
            <text:p>x <text:s text:c="3"/>Hvor mange ganger?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uekeme</text:p>
          </table:table-cell>
          <table:table-cell office:value-type="string">
            <text:p>: <text:s text:c="4"/>Deling</text:p>
          </table:table-cell>
          <table:table-cell table:style-name="ce4" office:value-type="string">
            <text:p>Divisj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toere</text:p>
          </table:table-cell>
          <table:table-cell office:value-type="string">
            <text:p>Sto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tuerebe</text:p>
          </table:table-cell>
          <table:table-cell office:value-type="string">
            <text:p>Stør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tööremes</text:p>
          </table:table-cell>
          <table:table-cell office:value-type="string">
            <text:p>Størs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nne</text:p>
          </table:table-cell>
          <table:table-cell office:value-type="string">
            <text:p>Lite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nnebe</text:p>
          </table:table-cell>
          <table:table-cell office:value-type="string">
            <text:p>Mind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nnemes</text:p>
          </table:table-cell>
          <table:table-cell office:value-type="string">
            <text:p>Mins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ïjnje</text:p>
          </table:table-cell>
          <table:table-cell office:value-type="string">
            <text:p>My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ienebe</text:p>
          </table:table-cell>
          <table:table-cell office:value-type="string">
            <text:p>My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eenjemes</text:p>
          </table:table-cell>
          <table:table-cell office:value-type="string">
            <text:p>Mes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ïjnjh</text:p>
          </table:table-cell>
          <table:table-cell office:value-type="string">
            <text:p>Mang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ïjnjebe</text:p>
          </table:table-cell>
          <table:table-cell office:value-type="string">
            <text:p>Fle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ïjnjemes</text:p>
          </table:table-cell>
          <table:table-cell office:value-type="string">
            <text:p>Fles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aenie</text:p>
          </table:table-cell>
          <table:table-cell office:value-type="string">
            <text:p>Få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aenebe</text:p>
          </table:table-cell>
          <table:table-cell office:value-type="string">
            <text:p>Fær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aenemes</text:p>
          </table:table-cell>
          <table:table-cell office:value-type="string">
            <text:p>Færres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uhkies</text:p>
          </table:table-cell>
          <table:table-cell office:value-type="string">
            <text:p>Lang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uhkebe</text:p>
          </table:table-cell>
          <table:table-cell office:value-type="string">
            <text:p>Leng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uhkemes</text:p>
          </table:table-cell>
          <table:table-cell office:value-type="string">
            <text:p>Lengs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Åenehks, åenehke (p)</text:p>
          </table:table-cell>
          <table:table-cell office:value-type="string">
            <text:p>Kort</text:p>
          </table:table-cell>
          <table:table-cell table:style-name="ce4" office:value-type="string">
            <text:p>Åenehks peenna, peanna lea åenehk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Åenebe</text:p>
          </table:table-cell>
          <table:table-cell office:value-type="string">
            <text:p>Kortere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office:value-type="string">
            <text:p>Åenemes</text:p>
          </table:table-cell>
          <table:table-cell office:value-type="string">
            <text:p>Kortes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kth</text:p>
          </table:table-cell>
          <table:table-cell office:value-type="string">
            <text:p>En gang</text:p>
          </table:table-cell>
          <table:table-cell table:style-name="ce2" office:value-type="string">
            <text:p>Akt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öökth</text:p>
          </table:table-cell>
          <table:table-cell office:value-type="string">
            <text:p>To ganger</text:p>
          </table:table-cell>
          <table:table-cell table:style-name="ce3" office:value-type="string">
            <text:p>Gøøkt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ulmh</text:p>
          </table:table-cell>
          <table:table-cell office:value-type="string">
            <text:p>Tre ganger</text:p>
          </table:table-cell>
          <table:table-cell table:style-name="ce3" office:value-type="string">
            <text:p>Golm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Njeeljh</text:p>
          </table:table-cell>
          <table:table-cell office:value-type="string">
            <text:p>Fire ganger</text:p>
          </table:table-cell>
          <table:table-cell table:style-name="ce3" office:value-type="string">
            <text:p>Nielj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Vijhth</text:p>
          </table:table-cell>
          <table:table-cell office:value-type="string">
            <text:p>Fem ganger</text:p>
          </table:table-cell>
          <table:table-cell table:style-name="ce3" office:value-type="string">
            <text:p>Vijht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uvhth</text:p>
          </table:table-cell>
          <table:table-cell office:value-type="string">
            <text:p>Seks ganger</text:p>
          </table:table-cell>
          <table:table-cell table:style-name="ce3" office:value-type="string">
            <text:p>Govht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jijhtjh</text:p>
          </table:table-cell>
          <table:table-cell office:value-type="string">
            <text:p>Sju ganger</text:p>
          </table:table-cell>
          <table:table-cell table:style-name="ce3" office:value-type="string">
            <text:p>Tjïjhtj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eektsh</text:p>
          </table:table-cell>
          <table:table-cell office:value-type="string">
            <text:p>Åtte ganger</text:p>
          </table:table-cell>
          <table:table-cell table:style-name="ce3" office:value-type="string">
            <text:p>Gaektsi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Uktsh</text:p>
          </table:table-cell>
          <table:table-cell office:value-type="string">
            <text:p>Ni ganger</text:p>
          </table:table-cell>
          <table:table-cell table:style-name="ce3" office:value-type="string">
            <text:p>Uktsi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uhkh</text:p>
          </table:table-cell>
          <table:table-cell office:value-type="string">
            <text:p>Ti ganger</text:p>
          </table:table-cell>
          <table:table-cell table:style-name="ce3" office:value-type="string">
            <text:p>Luhkien aejkie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uhkie-akth</text:p>
          </table:table-cell>
          <table:table-cell office:value-type="string">
            <text:p>Elleve gang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uhkie-göökth</text:p>
          </table:table-cell>
          <table:table-cell office:value-type="string">
            <text:p>Tolv gang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ielie (delt på langs)</text:p>
          </table:table-cell>
          <table:table-cell office:value-type="string">
            <text:p>Halv</text:p>
          </table:table-cell>
          <table:table-cell table:style-name="ce4" office:value-type="string">
            <text:p>Lehkie (delt på tvers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Gåalmehts</text:p>
          </table:table-cell>
          <table:table-cell office:value-type="string">
            <text:p>Tre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jealjehts</text:p>
          </table:table-cell>
          <table:table-cell office:value-type="string">
            <text:p>Fire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ïjhtehts</text:p>
          </table:table-cell>
          <table:table-cell office:value-type="string">
            <text:p>Fem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ovhtehts</text:p>
          </table:table-cell>
          <table:table-cell office:value-type="string">
            <text:p>Seks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jïjhtjehts</text:p>
          </table:table-cell>
          <table:table-cell office:value-type="string">
            <text:p>Sju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aaktsehts</text:p>
          </table:table-cell>
          <table:table-cell office:value-type="string">
            <text:p>Åtte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Åktsehts</text:p>
          </table:table-cell>
          <table:table-cell office:value-type="string">
            <text:p>Ni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åhkehts</text:p>
          </table:table-cell>
          <table:table-cell office:value-type="string">
            <text:p>Ti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uhkie-aktehts</text:p>
          </table:table-cell>
          <table:table-cell office:value-type="string">
            <text:p>Elve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uhklie-gööktehts</text:p>
          </table:table-cell>
          <table:table-cell office:value-type="string">
            <text:p>Tolv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uhkie-gåalmehts</text:p>
          </table:table-cell>
          <table:table-cell office:value-type="string">
            <text:p>Tretten-d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öökte-låhkehts</text:p>
          </table:table-cell>
          <table:table-cell office:value-type="string">
            <text:p>To ti-del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juatehts /Stoere-låhkehts</text:p>
          </table:table-cell>
          <table:table-cell office:value-type="string">
            <text:p>Hundredel, prosen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ktiedidh</text:p>
          </table:table-cell>
          <table:table-cell office:value-type="string">
            <text:p>Addere, foren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åhkoe</text:p>
          </table:table-cell>
          <table:table-cell office:value-type="string">
            <text:p>Antal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areale, dajve</text:p>
          </table:table-cell>
          <table:table-cell office:value-type="string">
            <text:p>Area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röökesieve</text:p>
          </table:table-cell>
          <table:table-cell office:value-type="string">
            <text:p>Brøkstre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iagraamme</text:p>
          </table:table-cell>
          <table:table-cell office:value-type="string">
            <text:p>Diagram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uesiehtimmie</text:p>
          </table:table-cell>
          <table:table-cell office:value-type="string">
            <text:p>Eksemp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aage</text:p>
          </table:table-cell>
          <table:table-cell office:value-type="string">
            <text:p>Fag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aagejiehtese</text:p>
          </table:table-cell>
          <table:table-cell office:value-type="string">
            <text:p>Faguttryk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.g. =Vuesiehtimmien gaavhtan</text:p>
          </table:table-cell>
          <table:table-cell office:value-type="string">
            <text:p>For eksemp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irtedh</text:p>
          </table:table-cell>
          <table:table-cell office:value-type="string">
            <text:p>Flytte, omplasse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Åeniedimmie, åenehtse</text:p>
          </table:table-cell>
          <table:table-cell office:value-type="string">
            <text:p>Forkorting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aamoe, haemie</text:p>
          </table:table-cell>
          <table:table-cell office:value-type="string">
            <text:p>Form, skikkels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orm, ikke skikkelse</text:p>
          </table:table-cell>
          <table:table-cell office:value-type="string">
            <text:p>Hammo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orm, fast form</text:p>
          </table:table-cell>
          <table:table-cell office:value-type="string">
            <text:p>Tjevties hammo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orm, flytende form</text:p>
          </table:table-cell>
          <table:table-cell office:value-type="string">
            <text:p>Galkehtje hammo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orm, gassform</text:p>
          </table:table-cell>
          <table:table-cell office:value-type="string">
            <text:p>Gaassehammo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nniedidh</text:p>
          </table:table-cell>
          <table:table-cell office:value-type="string">
            <text:p>Forminske, gjøre mind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ejehtidh, eejehtalledh</text:p>
          </table:table-cell>
          <table:table-cell office:value-type="string">
            <text:p>Fri, ha fr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askemedtie</text:p>
          </table:table-cell>
          <table:table-cell office:value-type="string">
            <text:p>Gjennomsnit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askemedtie-vierhtie</text:p>
          </table:table-cell>
          <table:table-cell office:value-type="string">
            <text:p>Gjennomsnittsverd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raadh, tsiehkieh</text:p>
          </table:table-cell>
          <table:table-cell office:value-type="string">
            <text:p>Grad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raamme</text:p>
          </table:table-cell>
          <table:table-cell office:value-type="string">
            <text:p>Gram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aadth-haamoe</text:p>
          </table:table-cell>
          <table:table-cell office:value-type="string">
            <text:p>Grunnstoff, abstrakt grunnstoff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ektograamme</text:p>
          </table:table-cell>
          <table:table-cell office:value-type="string">
            <text:p>Hektogram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aajroehtidh</text:p>
          </table:table-cell>
          <table:table-cell office:value-type="string">
            <text:p>Innføring, gi en innføring i no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kaavhte, skavvhtege</text:p>
          </table:table-cell>
          <table:table-cell office:value-type="string">
            <text:p>kant</text:p>
          </table:table-cell>
          <table:table-cell table:style-name="ce4" office:value-type="string">
            <text:p>v.g govhteskavvhteg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njuhtjie, (tjiegle)</text:p>
          </table:table-cell>
          <table:table-cell office:value-type="string">
            <text:p>Kjeg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siegle</text:p>
          </table:table-cell>
          <table:table-cell office:value-type="string">
            <text:p>Klokkeviser, pil, punk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oordinate</text:p>
          </table:table-cell>
          <table:table-cell office:value-type="string">
            <text:p>Koordina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åevie</text:p>
          </table:table-cell>
          <table:table-cell office:value-type="string">
            <text:p>Kurv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Kråevvie</text:p>
          </table:table-cell>
          <table:table-cell office:value-type="string">
            <text:p>Kurve, veikurv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jevtije gåevie</text:p>
          </table:table-cell>
          <table:table-cell office:value-type="string">
            <text:p>Kurve, stigende kurv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oejije gåevie</text:p>
          </table:table-cell>
          <table:table-cell office:value-type="string">
            <text:p>Kurve, dalende kur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Kvaadrate, riektege, nieljieskaavhtege</text:p>
          </table:table-cell>
          <table:table-cell office:value-type="string">
            <text:p>Kvadra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issiehtidh</text:p>
          </table:table-cell>
          <table:table-cell office:value-type="string">
            <text:p>Legge ti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åhkoe, geavta</text:p>
          </table:table-cell>
          <table:table-cell office:value-type="string">
            <text:p>Leng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Vihtesjidh, væhtam biejedh</text:p>
          </table:table-cell>
          <table:table-cell office:value-type="string">
            <text:p>Marker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siehkesjimmie, vihtesjimmie</text:p>
          </table:table-cell>
          <table:table-cell office:value-type="string">
            <text:p>Markering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ierhtieh</text:p>
          </table:table-cell>
          <table:table-cell office:value-type="string">
            <text:p>Midler, verd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ijle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ammoedidh</text:p>
          </table:table-cell>
          <table:table-cell office:value-type="string">
            <text:p>Modelle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ueliedimmie åasa</text:p>
          </table:table-cell>
          <table:table-cell office:value-type="string">
            <text:p>Nedsatt, f.eks nedsatt pri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ueliedimmie</text:p>
          </table:table-cell>
          <table:table-cell office:value-type="string">
            <text:p>Nedsettels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bnije</text:p>
          </table:table-cell>
          <table:table-cell office:value-type="string">
            <text:p>Nevner, matematisk nevn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ltese</text:p>
          </table:table-cell>
          <table:table-cell office:value-type="string">
            <text:p>Nivå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eatjahtehtedh</text:p>
          </table:table-cell>
          <table:table-cell office:value-type="string">
            <text:p>Omgjør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Gievlie</text:p>
          </table:table-cell>
          <table:table-cell office:value-type="string">
            <text:p>Omkrets, laget f.eks med pass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aassere</text:p>
          </table:table-cell>
          <table:table-cell office:value-type="string">
            <text:p>Passer (lage sirkel med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Åasa</text:p>
          </table:table-cell>
          <table:table-cell office:value-type="string">
            <text:p>Pris</text:p>
          </table:table-cell>
          <table:table-cell table:number-columns-repeated="1021"/>
        </table:table-row>
        <table:table-row table:style-name="ro2">
          <table:table-cell/>
          <table:table-cell table:number-columns-repeated="2" office:value-type="string">
            <text:p>Pris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toerreluhkeste, proseente</text:p>
          </table:table-cell>
          <table:table-cell office:value-type="string">
            <text:p>Prose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Daarhve, dreblie, tsiehkie, væhta, mierhke</text:p>
          </table:table-cell>
          <table:table-cell office:value-type="string">
            <text:p>Punk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ierie</text:p>
          </table:table-cell>
          <table:table-cell office:value-type="string">
            <text:p>Punkt, avslutnings-/utgangs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jalkemierie</text:p>
          </table:table-cell>
          <table:table-cell office:value-type="string">
            <text:p>Punkt, smeltepunk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oessjememierie</text:p>
          </table:table-cell>
          <table:table-cell office:value-type="string">
            <text:p>Punkt, kokepunk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elmiemierie</text:p>
          </table:table-cell>
          <table:table-cell office:value-type="string">
            <text:p>Punkt, frysepunk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siehkiediagraamme</text:p>
          </table:table-cell>
          <table:table-cell office:value-type="string">
            <text:p>Punktdiagram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ktaangele</text:p>
          </table:table-cell>
          <table:table-cell office:value-type="string">
            <text:p>Rektang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issiemaaksoe, reente</text:p>
          </table:table-cell>
          <table:table-cell office:value-type="string">
            <text:p>Rent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eetsuve</text:p>
          </table:table-cell>
          <table:table-cell office:value-type="string">
            <text:p>Res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jeekehtidh</text:p>
          </table:table-cell>
          <table:table-cell office:value-type="string">
            <text:p>romm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jaakanidh</text:p>
          </table:table-cell>
          <table:table-cell office:value-type="string">
            <text:p>Romme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Girmedh</text:p>
          </table:table-cell>
          <table:table-cell office:value-type="string">
            <text:p>Rose and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htedidh</text:p>
          </table:table-cell>
          <table:table-cell office:value-type="string">
            <text:p>Sammenlign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aaksjodh</text:p>
          </table:table-cell>
          <table:table-cell office:value-type="string">
            <text:p>Sjekke, kontroller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tieglediagraamme</text:p>
          </table:table-cell>
          <table:table-cell office:value-type="string">
            <text:p>Stolpediagram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aabelle</text:p>
          </table:table-cell>
          <table:table-cell office:value-type="string">
            <text:p>Tabel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aale, siffere</text:p>
          </table:table-cell>
          <table:table-cell office:value-type="string">
            <text:p>Tal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eenteme taale</text:p>
          </table:table-cell>
          <table:table-cell office:value-type="string">
            <text:p>Tall, matematisk blande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gatijve taalh</text:p>
          </table:table-cell>
          <table:table-cell office:value-type="string">
            <text:p>Tall, matematisk negative tal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ositijve taalh</text:p>
          </table:table-cell>
          <table:table-cell office:value-type="string">
            <text:p>Tall, matematis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åhkoe, (desimaltaale)</text:p>
          </table:table-cell>
          <table:table-cell office:value-type="string">
            <text:p>Tall, desimaltal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lliestaale</text:p>
          </table:table-cell>
          <table:table-cell office:value-type="string">
            <text:p>Tall, heltal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æhta</text:p>
          </table:table-cell>
          <table:table-cell office:value-type="string">
            <text:p>Teg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esimalevæhta</text:p>
          </table:table-cell>
          <table:table-cell office:value-type="string">
            <text:p>Tegn, desimalteg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Lissievæhta, (plussevæhta)</text:p>
          </table:table-cell>
          <table:table-cell office:value-type="string">
            <text:p>Tegn, plussteg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åhkehtse, (teellere)</text:p>
          </table:table-cell>
          <table:table-cell office:value-type="string">
            <text:p>Tell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Ij leah annje tjuavtasovveme</text:p>
          </table:table-cell>
          <table:table-cell office:value-type="string">
            <text:p>Uløs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jaeliehtidh</text:p>
          </table:table-cell>
          <table:table-cell office:value-type="string">
            <text:p>Utskrift, ta utskrif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ijriedidh</text:p>
          </table:table-cell>
          <table:table-cell office:value-type="string">
            <text:p>Utvi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kaavhte</text:p>
          </table:table-cell>
          <table:table-cell office:value-type="string">
            <text:p>Vink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njåhtjoeh skaavhte</text:p>
          </table:table-cell>
          <table:table-cell office:value-type="string">
            <text:p>Vinkel, spiss vink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iekte skaavhte</text:p>
          </table:table-cell>
          <table:table-cell office:value-type="string">
            <text:p>Rett vink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leajvoeh skaavhte</text:p>
          </table:table-cell>
          <table:table-cell office:value-type="string">
            <text:p>Butt/stump vinkel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jisjniestuaroe, volume</text:p>
          </table:table-cell>
          <table:table-cell office:value-type="string">
            <text:p>Volum</text:p>
          </table:table-cell>
          <table:table-cell table:number-columns-repeated="1021"/>
        </table:table-row>
      </table:table>
      <table:table table:name="Ark2" table:style-name="ta2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table table:name="Ark3" table:style-name="ta3" table:print="false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kr </number:text>
      <number:number number:decimal-places="0" number:min-integer-digits="1" number:grouping="true"/>
      <number:text> </number:text>
    </number:number-style>
    <number:number-style style:name="N106">
      <number:text>(kr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kr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kr </number:text>
      <number:number number:decimal-places="2" number:min-integer-digits="1" number:grouping="true"/>
      <number:text> </number:text>
    </number:number-style>
    <number:number-style style:name="N108">
      <number:text>(kr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kr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kr </number:text>
      <number:number number:decimal-places="0" number:min-integer-digits="1" number:grouping="true"/>
      <number:text> </number:text>
    </number:number-style>
    <number:number-style style:name="N115P1" style:volatile="true">
      <number:text> kr (</number:text>
      <number:number number:decimal-places="0" number:min-integer-digits="1" number:grouping="true"/>
      <number:text>)</number:text>
    </number:number-style>
    <number:number-style style:name="N115P2" style:volatile="true">
      <number:text> kr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kr </number:text>
      <number:number number:decimal-places="2" number:min-integer-digits="1" number:grouping="true"/>
      <number:text> </number:text>
    </number:number-style>
    <number:number-style style:name="N117P1" style:volatile="true">
      <number:text> kr (</number:text>
      <number:number number:decimal-places="2" number:min-integer-digits="1" number:grouping="true"/>
      <number:text>)</number:text>
    </number:number-style>
    <number:number-style style:name="N117P2" style:volatile="true">
      <number:text> kr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Ja</number:text>
    </number:number-style>
    <number:number-style style:name="N122P1" style:volatile="true">
      <number:text>Ja</number:text>
    </number:number-style>
    <number:number-style style:name="N122">
      <number:text>Nei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Sann</number:text>
    </number:number-style>
    <number:number-style style:name="N123P1" style:volatile="true">
      <number:text>Sann</number:text>
    </number:number-style>
    <number:number-style style:name="N123">
      <number:text>Usann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På</number:text>
    </number:number-style>
    <number:number-style style:name="N124P1" style:volatile="true">
      <number:text>På</number:text>
    </number:number-style>
    <number:number-style style:name="N124">
      <number:text>Av</number:text>
      <style:map style:condition="value()&gt;0" style:apply-style-name="N124P0"/>
      <style:map style:condition="value()&lt;0" style:apply-style-name="N124P1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6.03.2009</text:date>, <text:time>14:18:1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bp</meta:initial-creator>
    <meta:creation-date>2006-12-18T13:56:50</meta:creation-date>
    <dc:creator>sbp</dc:creator>
    <dc:date>2006-12-18T14:08:33</dc:date>
    <meta:generator>OpenOffice.org/3.0$Unix OpenOffice.org_project/300m9$Build-9358</meta:generator>
    <meta:document-statistic meta:table-count="3" meta:cell-count="294" meta:object-count="0"/>
  </office:meta>
</office:document-meta>
</file>